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
    </style:style>
    <style:style style:name="P6" style:family="paragraph" style:parent-style-name="Section" style:master-page-name="">
      <style:paragraph-properties style:page-number="auto" fo:keep-with-next="always"/>
      <style:text-properties style:font-name="Lubalin Graph"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 fo:font-size="13pt" fo:font-style="normal" fo:font-weight="normal" style:font-size-asian="14pt"/>
    </style:style>
    <style:style style:name="P8" style:family="paragraph" style:parent-style-name="Section">
      <style:paragraph-properties fo:padding="0in" fo:border="none" style:shadow="none"/>
      <style:text-properties style:font-name="Lubalin Graph" fo:font-size="13pt" fo:font-style="normal" fo:font-weight="normal" style:font-size-asian="14pt"/>
    </style:style>
    <style:style style:name="P9" style:family="paragraph" style:parent-style-name="Bold">
      <style:text-properties style:font-name="Lubalin Graph" fo:font-size="10pt"/>
    </style:style>
    <style:style style:name="P10" style:family="paragraph" style:parent-style-name="Bold">
      <style:text-properties style:font-name="Lubalin Graph" fo:font-size="10pt" style:font-size-asian="10pt" style:font-size-complex="10pt"/>
    </style:style>
    <style:style style:name="P11" style:family="paragraph" style:parent-style-name="Bold">
      <style:text-properties style:font-name="Lubalin Graph" fo:font-size="10pt" fo:font-style="normal" fo:font-weight="bold" style:font-size-asian="10pt" style:font-weight-asian="bold" style:font-size-complex="10pt" style:font-weight-complex="bold"/>
    </style:style>
    <style:style style:name="P12" style:family="paragraph" style:parent-style-name="Bold">
      <style:text-properties style:font-name="Lubalin Graph" fo:font-size="10pt" fo:font-style="normal" fo:font-weight="bold" style:font-size-asian="12pt" style:font-weight-asian="bold" style:font-weight-complex="bold"/>
    </style:style>
    <style:style style:name="P13" style:family="paragraph" style:parent-style-name="Bold">
      <style:text-properties style:font-name="Lubalin Graph"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 fo:font-size="10pt" fo:font-style="normal" fo:font-weight="normal" style:font-size-asian="10pt" style:font-size-complex="10pt"/>
    </style:style>
    <style:style style:name="P15" style:family="paragraph" style:parent-style-name="Bold">
      <style:text-properties style:font-name="Lubalin Graph" fo:font-size="10pt" fo:font-style="normal" fo:font-weight="normal" style:font-size-asian="12pt"/>
    </style:style>
    <style:style style:name="P16" style:family="paragraph" style:parent-style-name="Bold">
      <style:text-properties style:font-name="Lubalin Graph" fo:font-size="10pt" fo:font-style="normal" fo:font-weight="normal" style:font-size-asian="12pt" style:font-weight-asian="normal" style:font-weight-complex="normal"/>
    </style:style>
    <style:style style:name="P17" style:family="paragraph" style:parent-style-name="Bold">
      <style:text-properties style:font-name="Lubalin Graph" fo:font-size="10pt" fo:font-weight="bold" style:font-size-asian="10pt" style:font-weight-asian="bold" style:font-size-complex="10pt" style:font-weight-complex="bold"/>
    </style:style>
    <style:style style:name="P18" style:family="paragraph" style:parent-style-name="Bold">
      <style:text-properties style:font-name="Lubalin Graph" fo:font-size="10pt" fo:font-weight="normal" style:font-size-asian="10pt" style:font-weight-asian="normal" style:font-size-complex="10pt" style:font-weight-complex="normal"/>
    </style:style>
    <style:style style:name="P19" style:family="paragraph" style:parent-style-name="Bold">
      <style:text-properties style:font-name="Lubalin Graph" fo:font-size="10pt" fo:font-weight="normal" style:font-weight-asian="normal" style:font-weight-complex="normal"/>
    </style:style>
    <style:style style:name="P20" style:family="paragraph" style:parent-style-name="Bullet" style:list-style-name="L1">
      <style:text-properties style:font-name="Lubalin Graph" fo:font-size="10pt" style:font-size-asian="10pt" style:font-size-complex="10pt"/>
    </style:style>
    <style:style style:name="P21" style:family="paragraph" style:parent-style-name="Bullet" style:list-style-name="L2">
      <style:text-properties style:font-name="Lubalin Graph" fo:font-size="10pt" style:font-size-asian="10pt" style:font-size-complex="10pt"/>
    </style:style>
    <style:style style:name="P22" style:family="paragraph" style:parent-style-name="Bullet" style:list-style-name="L3">
      <style:text-properties style:font-name="Lubalin Graph" fo:font-size="10pt" style:font-size-asian="10pt" style:font-size-complex="10pt"/>
    </style:style>
    <style:style style:name="P23" style:family="paragraph" style:parent-style-name="Standard">
      <style:paragraph-properties fo:margin-top="0in" fo:margin-bottom="0.0201in" style:contextual-spacing="false" fo:text-align="center" style:justify-single-word="false" fo:padding="0in" fo:border="none"/>
      <style:text-properties style:font-name="Lubalin Graph" fo:font-style="normal" fo:font-weight="bold" style:font-weight-asian="bold" style:font-weight-complex="bold"/>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size="18pt" officeooo:rsid="0012073f" style:font-size-asian="18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style>
    <style:style style:name="T8" style:family="text">
      <style:text-properties fo:font-style="normal" fo:font-weight="normal" style:font-weight-asian="normal" style:font-weight-complex="normal"/>
    </style:style>
    <style:style style:name="T9" style:family="text">
      <style:text-properties fo:font-style="normal" fo:font-weight="normal" style:font-weight-asian="bold"/>
    </style:style>
    <style:style style:name="T10" style:family="text">
      <style:text-properties fo:font-style="normal" fo:font-weight="normal" style:font-size-asian="12pt" style:font-weight-asian="bold"/>
    </style:style>
    <style:style style:name="T11" style:family="text">
      <style:text-properties fo:font-style="normal" fo:font-weight="bold" style:font-weight-asian="bold" style:font-weight-complex="bold"/>
    </style:style>
    <style:style style:name="T12" style:family="text">
      <style:text-properties fo:font-style="normal" fo:font-weight="bold" style:font-size-asian="12pt" style:font-weight-asian="bold" style:font-weight-complex="bold"/>
    </style:style>
    <style:style style:name="T13" style:family="text">
      <style:text-properties fo:font-style="normal" style:font-size-asian="12pt"/>
    </style:style>
    <style:style style:name="T14" style:family="text">
      <style:text-properties officeooo:rsid="0011471f"/>
    </style:style>
    <style:style style:name="T15" style:family="text">
      <style:text-properties fo:font-size="10pt" fo:font-style="normal" fo:font-weight="normal" style:font-size-asian="10pt"/>
    </style:style>
    <style:style style:name="T16" style:family="text">
      <style:text-properties style:font-name="Lubalin Graph" fo:font-size="10pt" fo:font-style="normal" fo:font-weight="normal" style:font-size-asian="10pt"/>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Marnen E. Laibow-Koser<text:line-break/></text:span><text:span text:style-name="T4">48 Victoria Street, Somerville, MA 02144</text:span><text:span text:style-name="T3"><text:line-break/>(845) 625-7801 • marnen@marnen.org<text:line-break/>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6">http://www.marnen.org/resume_m.pdf</text:span><text:span text:style-name="T5">.</text:span></text:p>
      <table:table table:name="Table2" table:style-name="Table2">
        <table:table-column table:style-name="Table2.A"/>
        <table:table-column table:style-name="Table2.B"/>
        <table:table-row>
          <table:table-cell table:style-name="Table2.A1" office:value-type="string">
            <text:p text:style-name="P10">March–<text:span text:style-name="T14">November 2012</text:span></text:p>
          </table:table-cell>
          <table:table-cell table:style-name="Table2.A1" office:value-type="string">
            <text:p text:style-name="P11">Teladoc<text:tab/>Greenwich, Connecticut</text:p>
            <text:p text:style-name="P13">Ruby on Rails developer for telemedicine application built with service-oriented architecture. Created system for exporting medical billing information to EDI 837 claims.</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7">Creator and primary developer of Quorum Calendar System (</text:span><text:span text:style-name="T11">http://quorum2.sf.net</text:span><text:span text:style-name="T8">); other open-source contributions available at </text:span><text:span text:style-name="T11">http://github.com/marnen</text:span><text:span text:style-name="T8">.</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9"><text:tab/></text:span><text:span text:style-name="T11">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9"><text:tab/></text:span><text:span text:style-name="T11">New York, New York</text:span><text:span text:style-name="T9"><text:line-break/></text:span>(consulting for Manpower Professional)</text:p>
            <text:p text:style-name="P10"><text:span text:style-name="T5">Ruby on Rails/Microsoft SQL Server developer, maintaining high-profile public-facing websites including </text:span><text:span text:style-name="T6">http://www.travelandleisure.com</text:span><text:span text:style-name="T5">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9"><text:tab/></text:span><text:span text:style-name="T11">Troy, New York</text:span></text:p>
            <text:p text:style-name="P13">Web developer for major vertical-market application, using Java, Struts, JSP, mySQL, and JBoss on Linux and Mac OS X.</text:p>
          </table:table-cell>
        </table:table-row>
        <text:soft-page-break/>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9"><text:tab/></text:span><text:span text:style-name="T11">White Plains, New York</text:span></text:p>
            <text:p text:style-name="P13">Senior Web developer, designing and implementing backends for Web applications with LAMP technologies, JavaScript (including Ajax), Mootools, and Fusebox.</text:p>
          </table:table-cell>
        </table:table-row>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783876219691689705"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251595515" text:continue-list="list3783876219691689705"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609870089372569650"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10">May–July 1998</text:p>
          </table:table-cell>
          <table:table-cell table:style-name="Table2.A1" office:value-type="string">
            <text:p text:style-name="P11">Purchase College<text:tab/>Purchase, New York</text:p>
            <text:p text:style-name="P14">TCP/IP network technician, Macintosh specialist. Duties and achievements included:</text:p>
            <text:list xml:id="list1363136021" text:continue-list="list609870089372569650"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support.</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7593709690359702478"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0"><text:tab/></text:span><text:span text:style-name="T12">Burlington, Vermont</text:span></text:p>
            <text:p text:style-name="P19"><text:span text:style-name="T13">Student at </text:span><text:span text:style-name="T12">New Kind of Science Summer School</text:span><text:span text:style-name="T13">, a course in cellular automata and similar complex systems; ﬁnal research project modeled musical form with string substitution systems (see </text:span><text:span text:style-name="T12">http://bit.ly/nks2010mlk)</text:span><text:span text:style-name="T13">. Faculty included Stephen Wolfram and Todd Rowland.</text:span></text:p>
          </table:table-cell>
        </table:table-row>
        <text:soft-page-break/>
        <table:table-row>
          <table:table-cell table:style-name="Table3.A1" office:value-type="string">
            <text:p text:style-name="P10">June–July 2007</text:p>
          </table:table-cell>
          <table:table-cell table:style-name="Table3.A1" office:value-type="string">
            <text:p text:style-name="P9">University of California at Santa Cruz<text:span text:style-name="T10"><text:tab/>Santa Cruz, California</text:span></text:p>
            <text:p text:style-name="P16">Student at <text:span text:style-name="T6">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 of </text:span></text:span><text:span text:style-name="Page_20_Number"><text:span text:style-name="MT1"><text:page-count>3</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Résumé: Marnen E. Laibow-Koser</dc:title>
    <meta:initial-creator>Marnen E. Laibow-Koser</meta:initial-creator>
    <meta:creation-date>2000-09-12T13:29:00</meta:creation-date>
    <dc:creator>Marnen Laibow-Koser</dc:creator>
    <dc:date>2013-04-10T15:19:39</dc:date>
    <meta:print-date>2011-06-06T22:58:20</meta:print-date>
    <dc:language>en-US</dc:language>
    <meta:editing-cycles>156</meta:editing-cycles>
    <meta:editing-duration>P16DT23H25M54S</meta:editing-duration>
    <meta:printed-by>Marnen Laibow-Koser</meta:printed-by>
    <meta:document-statistic meta:table-count="3" meta:image-count="0" meta:object-count="0" meta:page-count="3" meta:paragraph-count="90" meta:word-count="940" meta:character-count="7085" meta:non-whitespace-character-count="6269"/>
    <meta:user-defined meta:name="Info 1"/>
    <meta:user-defined meta:name="Info 2"/>
    <meta:user-defined meta:name="Info 3"/>
    <meta:user-defined meta:name="Info 4"/>
  </office:meta>
</office:document-meta>
</file>